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Pictures/10000201000000310000003D5D2BBAC133F627AC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201000000310000003D5D2BBAC133F627AC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S Sans Serif1" svg:font-family="'MS Sans Serif'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MS Sans Serif2" svg:font-family="'MS Sans Serif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92cm"/>
    </style:style>
    <style:style style:name="co4" style:family="table-column">
      <style:table-column-properties fo:break-before="auto" style:column-width="9.906cm"/>
    </style:style>
    <style:style style:name="co5" style:family="table-column">
      <style:table-column-properties fo:break-before="auto" style:column-width="4.673cm"/>
    </style:style>
    <style:style style:name="co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5.184cm"/>
    </style:style>
    <style:style style:name="co8" style:family="table-column">
      <style:table-column-properties fo:break-before="auto" style:column-width="0.192cm"/>
    </style:style>
    <style:style style:name="co9" style:family="table-column">
      <style:table-column-properties fo:break-before="auto" style:column-width="2.016cm"/>
    </style:style>
    <style:style style:name="co10" style:family="table-column">
      <style:table-column-properties fo:break-before="auto" style:column-width="2.496cm"/>
    </style:style>
    <style:style style:name="co11" style:family="table-column">
      <style:table-column-properties fo:break-before="auto" style:column-width="3.136cm"/>
    </style:style>
    <style:style style:name="co12" style:family="table-column">
      <style:table-column-properties fo:break-before="auto" style:column-width="3.392cm"/>
    </style:style>
    <style:style style:name="co13" style:family="table-column">
      <style:table-column-properties fo:break-before="auto" style:column-width="1.184cm"/>
    </style:style>
    <style:style style:name="co14" style:family="table-column">
      <style:table-column-properties fo:break-before="auto" style:column-width="1.76cm"/>
    </style:style>
    <style:style style:name="co15" style:family="table-column">
      <style:table-column-properties fo:break-before="auto" style:column-width="1.663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4.096cm"/>
    </style:style>
    <style:style style:name="co18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1.279cm"/>
    </style:style>
    <style:style style:name="co20" style:family="table-column">
      <style:table-column-properties fo:break-before="auto" style:column-width="2.3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PageStyle_5f_Vorgänge_5f_höchster_5f_Eben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none" fo:background-color="#c3d69b" style:diagonal-bl-tr="none" style:diagonal-tl-br="none" fo:border-left="0.74pt solid #000000" fo:border-right="0.74pt solid #000000" style:rotation-align="none" fo:border-top="0.74pt solid #000000"/>
    </style:style>
    <style:style style:name="ce4" style:family="table-cell" style:parent-style-name="Default">
      <style:table-cell-properties fo:border-bottom="none" fo:background-color="#c3d69b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fo:background-color="#c3d69b" style:diagonal-bl-tr="none" style:diagonal-tl-br="none" fo:border-left="0.74pt solid #000000" fo:border-right="0.74pt solid #000000" style:rotation-align="none" fo:border-top="none"/>
    </style:style>
    <style:style style:name="ce6" style:family="table-cell" style:parent-style-name="Default">
      <style:table-cell-properties fo:border-bottom="0.74pt solid #000000" fo:background-color="#c3d69b" style:diagonal-bl-tr="none" style:diagonal-tl-br="none" fo:border-left="0.74pt solid #000000" fo:border-right="0.74pt solid #000000" style:rotation-align="none" fo:border-top="none"/>
    </style:style>
    <style:style style:name="ce7" style:family="table-cell" style:parent-style-name="Default">
      <style:table-cell-properties fo:background-color="#c3d69b" style:diagonal-bl-tr="none" style:diagonal-tl-br="none" fo:border="0.74pt solid #000000" style:rotation-align="none"/>
    </style:style>
    <style:style style:name="ce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c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0.74pt solid #000000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1" style:family="table-cell" style:parent-style-name="Default">
      <style:table-cell-properties fo:background-color="transparent" style:rotation-align="non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c00000" style:text-outline="false" style:text-line-through-style="none" style:text-line-through-type="none" style:font-name="MS Sans Serif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order-bottom="none" fo:background-color="#c3d69b" style:diagonal-bl-tr="none" style:diagonal-tl-br="none" fo:border-left="0.74pt solid #000000" fo:border-right="none" style:rotation-align="none" fo:border-top="0.74pt solid #000000"/>
    </style:style>
    <style:style style:name="ce15" style:family="table-cell" style:parent-style-name="Default">
      <style:table-cell-properties fo:border-bottom="none" fo:background-color="#c3d69b" style:diagonal-bl-tr="none" style:diagonal-tl-br="none" fo:border-left="0.74pt solid #000000" fo:border-right="none" style:rotation-align="none" fo:border-top="none"/>
    </style:style>
    <style:style style:name="ce16" style:family="table-cell" style:parent-style-name="Default">
      <style:table-cell-properties fo:border-bottom="0.74pt solid #000000" fo:background-color="#c3d69b" style:diagonal-bl-tr="none" style:diagonal-tl-br="none" fo:border-left="0.74pt solid #000000" fo:border-right="none" style:rotation-align="none" fo:border-top="none"/>
    </style:style>
    <style:style style:name="ce17" style:family="table-cell" style:parent-style-name="Default" style:data-style-name="N113">
      <style:table-cell-properties fo:background-color="#c3d69b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13">
      <style:table-cell-properties fo:border-bottom="none" fo:background-color="#c3d69b" style:diagonal-bl-tr="none" style:diagonal-tl-br="none" fo:border-left="none" fo:border-right="0.74pt solid #000000" style:rotation-align="none" fo:border-top="0.74pt solid #000000"/>
    </style:style>
    <style:style style:name="ce19" style:family="table-cell" style:parent-style-name="Default" style:data-style-name="N113">
      <style:table-cell-properties fo:border-bottom="none" fo:background-color="#c3d69b" style:diagonal-bl-tr="none" style:diagonal-tl-br="none" fo:border-left="none" fo:border-right="0.74pt solid #000000" style:rotation-align="none" fo:border-top="none"/>
    </style:style>
    <style:style style:name="ce20" style:family="table-cell" style:parent-style-name="Default" style:data-style-name="N147">
      <style:table-cell-properties fo:border-bottom="none" fo:background-color="#c3d69b" style:diagonal-bl-tr="none" style:diagonal-tl-br="none" fo:border-left="none" fo:border-right="0.74pt solid #000000" style:rotation-align="none" fo:border-top="none"/>
    </style:style>
    <style:style style:name="ce21" style:family="table-cell" style:parent-style-name="Default" style:data-style-name="N147">
      <style:table-cell-properties fo:border-bottom="0.74pt solid #000000" fo:background-color="#c3d69b" style:diagonal-bl-tr="none" style:diagonal-tl-br="none" fo:border-left="none" fo:border-right="0.74pt solid #000000" style:rotation-align="none" fo:border-top="none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13">
      <style:table-cell-properties style:rotation-align="none"/>
    </style:style>
    <style:style style:name="ce2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c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0.74pt solid #000000" style:rotation-align="none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92d050" style:rotation-align="none"/>
    </style:style>
    <style:style style:name="ce32" style:family="table-cell" style:parent-style-name="Default">
      <style:table-cell-properties fo:background-color="#ffffff" style:rotation-align="none"/>
    </style:style>
    <style:style style:name="ce33" style:family="table-cell" style:parent-style-name="Default" style:data-style-name="N0">
      <style:table-cell-properties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solid" svg:stroke-width="0.009cm" svg:stroke-color="#77933c" svg:stroke-linecap="butt" draw:fill="solid" draw:fill-color="#92d050" draw:textarea-vertical-align="middle" draw:auto-grow-height="false" draw:fit-to-size="false" style:shrink-to-fit="false" fo:min-height="0.28cm" fo:min-width="5.095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draw:stroke="solid" svg:stroke-width="0.071cm" svg:stroke-color="#c00000" svg:stroke-linecap="butt" draw:fill="none" draw:textarea-vertical-align="top" draw:auto-grow-height="false" draw:fit-to-size="false" style:shrink-to-fit="false" fo:min-height="1.491cm" fo:min-width="28.086cm" fo:padding-top="0.125cm" fo:padding-bottom="0.125cm" fo:padding-left="0.25cm" fo:padding-right="0.25cm" fo:wrap-option="wrap"/>
    </style:style>
    <style:style style:name="gr4" style:family="graphic">
      <style:graphic-properties draw:stroke="solid" svg:stroke-width="0.009cm" svg:stroke-color="#77933c" svg:stroke-linecap="butt" draw:fill="solid" draw:fill-color="#92d050" draw:textarea-vertical-align="middle" draw:auto-grow-height="false" draw:fit-to-size="false" style:shrink-to-fit="false" fo:min-height="0.356cm" fo:min-width="7.523cm" fo:padding-top="0.125cm" fo:padding-bottom="0.125cm" fo:padding-left="0.25cm" fo:padding-right="0.25cm" fo:wrap-option="wrap"/>
      <style:paragraph-properties style:writing-mode="lr-tb"/>
    </style:style>
    <style:style style:name="gr5" style:family="graphic">
      <style:graphic-properties draw:stroke="solid" svg:stroke-width="0.009cm" svg:stroke-color="#77933c" svg:stroke-linecap="butt" draw:fill="solid" draw:fill-color="#92d050" draw:textarea-vertical-align="middle" draw:auto-grow-height="false" draw:fit-to-size="false" style:shrink-to-fit="false" fo:min-height="0.325cm" fo:min-width="11.164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margin-top="0cm" fo:margin-bottom="0cm" fo:line-height="100%" fo:text-align="center" style:writing-mode="lr-tb"/>
      <style:text-properties fo:font-size="18pt"/>
    </style:style>
    <style:style style:name="P3" style:family="paragraph">
      <loext:graphic-properties draw:fill="solid" draw:fill-color="#92d050"/>
      <style:paragraph-properties fo:margin-top="0cm" fo:margin-bottom="0cm" fo:line-height="100%" fo:text-align="center" style:writing-mode="lr-tb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fo:font-family="Arial" style:font-family-generic="swiss" style:font-pitch="variable" fo:font-size="8pt" fo:letter-spacing="normal" fo:language="de" fo:country="DE" fo:font-style="normal" style:text-underline-style="none" fo:font-weight="normal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style:style style:name="T3" style:family="text">
      <style:text-properties fo:color="#ffffff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rgänge_höchster_Ebene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visibility="collapse" table:number-columns-repeated="2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41" table:default-cell-style-name="Default"/>
        <table:table-row table:style-name="ro1">
          <table:table-cell table:number-columns-repeated="11"/>
          <table:table-cell office:value-type="string" calcext:value-type="string">
            <text:p>Phase</text:p>
          </table:table-cell>
          <table:table-cell office:value-type="string" calcext:value-type="string">
            <text:p>Meilenstein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2" office:value-type="string" calcext:value-type="string">
            <text:p>Anleitung:</text:p>
          </table:table-cell>
          <table:table-cell table:style-name="ce7"/>
          <table:table-cell office:value-type="string" calcext:value-type="string">
            <text:p>Eingabe in markierten Bereiche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2"/>
          <table:table-cell table:style-name="ce8" office:value-type="string" calcext:value-type="string">
            <text:p>Standardansicht Datum</text:p>
          </table:table-cell>
          <table:table-cell office:value-type="string" calcext:value-type="string">
            <text:p>Eingabe in Achsenformatierung der Tabelle (rechtsklick Maus auf Achse -&gt; Achse formatieren)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Formatierung Diagramm (Diagrammansicht) -&gt; rechtsklick Diagrammebene -&gt; Daten auswählen -&gt; Bezugsbereich der Sheets anpasse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Aktiv</text:p>
          </table:table-cell>
          <table:table-cell table:style-name="ce1" office:value-type="string" calcext:value-type="string">
            <text:p>Vorgangsmodus</text:p>
          </table:table-cell>
          <table:table-cell table:style-name="ce1" office:value-type="string" calcext:value-type="string">
            <text:p>Vorgangsname</text:p>
          </table:table-cell>
          <table:table-cell table:style-name="ce1" office:value-type="string" calcext:value-type="string">
            <text:p>Dauer in Wo</text:p>
          </table:table-cell>
          <table:table-cell table:style-name="ce1" office:value-type="string" calcext:value-type="string">
            <text:p>Dauer in t (Arbeitstage)</text:p>
          </table:table-cell>
          <table:table-cell table:style-name="ce1" office:value-type="string" calcext:value-type="string">
            <text:p>Anfang</text:p>
          </table:table-cell>
          <table:table-cell table:style-name="ce1" office:value-type="string" calcext:value-type="string">
            <text:p>Ende</text:p>
          </table:table-cell>
          <table:table-cell table:style-name="ce1" office:value-type="string" calcext:value-type="string">
            <text:p>Prozent_Abgeschlossen</text:p>
          </table:table-cell>
          <table:table-cell table:style-name="ce1" office:value-type="string" calcext:value-type="string">
            <text:p>Kosten</text:p>
          </table:table-cell>
          <table:table-cell table:style-name="ce1" office:value-type="string" calcext:value-type="string">
            <text:p>Berechnete_Arbeit</text:p>
          </table:table-cell>
          <table:table-cell table:style-name="ce1" office:value-type="string" calcext:value-type="string">
            <text:p>Differenz</text:p>
          </table:table-cell>
          <table:table-cell table:style-name="ce1" office:value-type="string" calcext:value-type="string">
            <text:p>Meilenstein</text:p>
          </table:table-cell>
          <table:table-cell table:style-name="ce1"/>
          <table:table-cell table:style-name="ce25" office:value-type="string" calcext:value-type="string">
            <text:p>Standardansicht des Datums</text:p>
          </table:table-cell>
          <table:table-cell table:style-name="ce29"/>
          <table:table-cell table:style-name="ce1" table:number-columns-repeated="4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Automatisch geplant</text:p>
          </table:table-cell>
          <table:table-cell table:style-name="ce1" office:value-type="string" calcext:value-type="string">
            <text:p>Projektgesamt</text:p>
          </table:table-cell>
          <table:table-cell table:style-name="ce1" table:formula="of:=SUM([.E8:.E15])" office:value-type="float" office:value="25" calcext:value-type="float">
            <text:p>25</text:p>
          </table:table-cell>
          <table:table-cell table:style-name="ce1" table:formula="of:=SUM([.F8:.F17])" office:value-type="float" office:value="125" calcext:value-type="float">
            <text:p>125</text:p>
          </table:table-cell>
          <table:table-cell table:style-name="ce17" office:value-type="date" office:date-value="2021-01-04" calcext:value-type="date">
            <text:p>1/4/2021</text:p>
          </table:table-cell>
          <table:table-cell table:style-name="ce23" table:formula="of:=WORKDAY([.G7];[.F7])+1" office:value-type="date" office:date-value="2021-06-29" calcext:value-type="date">
            <text:p>6/29/20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 Std.</text:p>
          </table:table-cell>
          <table:table-cell table:style-name="ce1" table:formula="of:=[.H7]-[.G7]" office:value-type="float" office:value="176" calcext:value-type="float">
            <text:p>176</text:p>
          </table:table-cell>
          <table:table-cell table:style-name="ce1" table:number-columns-repeated="2"/>
          <table:table-cell table:style-name="ce26" table:formula="of:=[.G7]" office:value-type="float" office:value="44200" calcext:value-type="float">
            <text:p>44200</text:p>
          </table:table-cell>
          <table:table-cell table:style-name="ce30" table:formula="of:=[.H7]" office:value-type="float" office:value="44376" calcext:value-type="float">
            <text:p>44376</text:p>
          </table:table-cell>
          <table:table-cell table:style-name="ce1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utomatisch geplant</text:p>
          </table:table-cell>
          <table:table-cell table:style-name="ce3" office:value-type="string" calcext:value-type="string">
            <text:p>Projektstart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E8]*5" office:value-type="float" office:value="0" calcext:value-type="float">
            <text:p>0</text:p>
          </table:table-cell>
          <table:table-cell table:style-name="ce18" office:value-type="date" office:date-value="2021-01-04" calcext:value-type="date">
            <text:p>1/4/2021</text:p>
          </table:table-cell>
          <table:table-cell table:style-name="ce2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Std.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/>
          <table:table-cell table:style-name="ce27" table:formula="of:=[.G8]" office:value-type="float" office:value="44200" calcext:value-type="float">
            <text:p>44200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utomatisch geplant</text:p>
          </table:table-cell>
          <table:table-cell table:style-name="ce4" office:value-type="string" calcext:value-type="string">
            <text:p>Alpha-Phase</text:p>
          </table:table-cell>
          <table:table-cell table:style-name="ce10" office:value-type="float" office:value="8" calcext:value-type="float">
            <text:p>8</text:p>
          </table:table-cell>
          <table:table-cell table:style-name="ce15" table:formula="of:=[.E9]*5" office:value-type="float" office:value="40" calcext:value-type="float">
            <text:p>40</text:p>
          </table:table-cell>
          <table:table-cell table:style-name="ce19" office:value-type="date" office:date-value="2021-01-04" calcext:value-type="date">
            <text:p>1/4/2021</text:p>
          </table:table-cell>
          <table:table-cell table:style-name="ce24" table:formula="of:=WORKDAY([.G9];[.F9])" office:value-type="date" office:date-value="2021-03-01" calcext:value-type="date">
            <text:p>3/1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Std.</text:p>
          </table:table-cell>
          <table:table-cell table:style-name="ce1" table:formula="of:=[.H9]-[.G9]+1" office:value-type="float" office:value="57" calcext:value-type="float">
            <text:p>57</text:p>
          </table:table-cell>
          <table:table-cell table:number-columns-repeated="2"/>
          <table:table-cell table:style-name="ce27" table:formula="of:=[.G9]" office:value-type="float" office:value="44200" calcext:value-type="float">
            <text:p>44200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utomatisch geplant</text:p>
          </table:table-cell>
          <table:table-cell table:style-name="ce5" office:value-type="string" calcext:value-type="string">
            <text:p>Softwarveröffentlichung im Git-Repository</text:p>
          </table:table-cell>
          <table:table-cell table:style-name="ce10" office:value-type="float" office:value="0" calcext:value-type="float">
            <text:p>0</text:p>
          </table:table-cell>
          <table:table-cell table:style-name="ce15" table:formula="of:=[.E10]*5" office:value-type="float" office:value="0" calcext:value-type="float">
            <text:p>0</text:p>
          </table:table-cell>
          <table:table-cell table:style-name="ce19" table:formula="of:=[.H9]" office:value-type="date" office:date-value="2021-03-01" calcext:value-type="date">
            <text:p>3/1/2021</text:p>
          </table:table-cell>
          <table:table-cell table:style-name="ce2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Std.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/>
          <table:table-cell table:style-name="ce27" table:formula="of:=[.G10]" office:value-type="float" office:value="44256" calcext:value-type="float">
            <text:p>44256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utomatisch geplant</text:p>
          </table:table-cell>
          <table:table-cell table:style-name="ce4" office:value-type="string" calcext:value-type="string">
            <text:p>Pre-Alpha-Phase</text:p>
          </table:table-cell>
          <table:table-cell table:style-name="ce10" office:value-type="float" office:value="4" calcext:value-type="float">
            <text:p>4</text:p>
          </table:table-cell>
          <table:table-cell table:style-name="ce15" table:formula="of:=[.E11]*5" office:value-type="float" office:value="20" calcext:value-type="float">
            <text:p>20</text:p>
          </table:table-cell>
          <table:table-cell table:style-name="ce19" table:formula="of:=[.G10]+1" office:value-type="date" office:date-value="2021-03-02" calcext:value-type="date">
            <text:p>3/2/2021</text:p>
          </table:table-cell>
          <table:table-cell table:style-name="ce24" table:formula="of:=WORKDAY([.G11];[.F11])" office:value-type="date" office:date-value="2021-03-30" calcext:value-type="date">
            <text:p>3/30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Std.</text:p>
          </table:table-cell>
          <table:table-cell table:style-name="ce1" table:formula="of:=[.H11]-[.G11]+1" office:value-type="float" office:value="29" calcext:value-type="float">
            <text:p>29</text:p>
          </table:table-cell>
          <table:table-cell table:number-columns-repeated="2"/>
          <table:table-cell table:style-name="ce27" table:formula="of:=[.G11]" office:value-type="float" office:value="44257" calcext:value-type="float">
            <text:p>44257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utomatisch geplant</text:p>
          </table:table-cell>
          <table:table-cell table:style-name="ce5" office:value-type="string" calcext:value-type="string">
            <text:p>Softwarveröffentlichung auf Entwicklungsserver</text:p>
          </table:table-cell>
          <table:table-cell table:style-name="ce10" office:value-type="float" office:value="0" calcext:value-type="float">
            <text:p>0</text:p>
          </table:table-cell>
          <table:table-cell table:style-name="ce15" table:formula="of:=[.E12]*5" office:value-type="float" office:value="0" calcext:value-type="float">
            <text:p>0</text:p>
          </table:table-cell>
          <table:table-cell table:style-name="ce19" table:formula="of:=[.H11]" office:value-type="date" office:date-value="2021-03-30" calcext:value-type="date">
            <text:p>3/30/2021</text:p>
          </table:table-cell>
          <table:table-cell table:style-name="ce2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Std.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/>
          <table:table-cell table:style-name="ce27" table:formula="of:=[.G12]" office:value-type="float" office:value="44285" calcext:value-type="float">
            <text:p>44285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utomatisch geplant</text:p>
          </table:table-cell>
          <table:table-cell table:style-name="ce4" office:value-type="string" calcext:value-type="string">
            <text:p>Beta-Phase</text:p>
          </table:table-cell>
          <table:table-cell table:style-name="ce10" office:value-type="float" office:value="4" calcext:value-type="float">
            <text:p>4</text:p>
          </table:table-cell>
          <table:table-cell table:style-name="ce15" table:formula="of:=[.E13]*5" office:value-type="float" office:value="20" calcext:value-type="float">
            <text:p>20</text:p>
          </table:table-cell>
          <table:table-cell table:style-name="ce19" table:formula="of:=[.G12]+1" office:value-type="date" office:date-value="2021-03-31" calcext:value-type="date">
            <text:p>3/31/2021</text:p>
          </table:table-cell>
          <table:table-cell table:style-name="ce24" table:formula="of:=WORKDAY([.G13];[.F13])" office:value-type="date" office:date-value="2021-04-28" calcext:value-type="date">
            <text:p>4/28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Std.</text:p>
          </table:table-cell>
          <table:table-cell table:style-name="ce1" table:formula="of:=[.H13]-[.G13]+1" office:value-type="float" office:value="29" calcext:value-type="float">
            <text:p>29</text:p>
          </table:table-cell>
          <table:table-cell table:number-columns-repeated="2"/>
          <table:table-cell table:style-name="ce27" table:formula="of:=[.G13]" office:value-type="float" office:value="44286" calcext:value-type="float">
            <text:p>44286</text:p>
          </table:table-cell>
          <table:table-cell table:number-columns-repeated="4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utomatisch geplant</text:p>
          </table:table-cell>
          <table:table-cell table:style-name="ce5" office:value-type="string" calcext:value-type="string">
            <text:p>Softwareveröffentlichung auf Produktivserver</text:p>
          </table:table-cell>
          <table:table-cell table:style-name="ce10" office:value-type="float" office:value="0" calcext:value-type="float">
            <text:p>0</text:p>
          </table:table-cell>
          <table:table-cell table:style-name="ce15" table:formula="of:=[.E14]*5" office:value-type="float" office:value="0" calcext:value-type="float">
            <text:p>0</text:p>
          </table:table-cell>
          <table:table-cell table:style-name="ce19" table:formula="of:=[.H13]" office:value-type="date" office:date-value="2021-04-28" calcext:value-type="date">
            <text:p>4/28/2021</text:p>
          </table:table-cell>
          <table:table-cell table:style-name="ce2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Std.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/>
          <table:table-cell table:style-name="ce27" table:formula="of:=[.G14]" office:value-type="float" office:value="44314" calcext:value-type="float">
            <text:p>44314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utomatisch geplant</text:p>
          </table:table-cell>
          <table:table-cell table:style-name="ce4" office:value-type="string" calcext:value-type="string">
            <text:p>Continuous-Beta-Phase</text:p>
          </table:table-cell>
          <table:table-cell table:style-name="ce10" office:value-type="float" office:value="9" calcext:value-type="float">
            <text:p>9</text:p>
          </table:table-cell>
          <table:table-cell table:style-name="ce15" table:formula="of:=[.E15]*5" office:value-type="float" office:value="45" calcext:value-type="float">
            <text:p>45</text:p>
          </table:table-cell>
          <table:table-cell table:style-name="ce19" table:formula="of:=[.G14]+1" office:value-type="date" office:date-value="2021-04-29" calcext:value-type="date">
            <text:p>4/29/2021</text:p>
          </table:table-cell>
          <table:table-cell table:style-name="ce24" table:formula="of:=WORKDAY([.G15];[.F15])" office:value-type="date" office:date-value="2021-07-01" calcext:value-type="date">
            <text:p>7/1/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Std.</text:p>
          </table:table-cell>
          <table:table-cell table:style-name="ce1" table:formula="of:=[.H15]-[.G15]+1" office:value-type="float" office:value="64" calcext:value-type="float">
            <text:p>64</text:p>
          </table:table-cell>
          <table:table-cell table:number-columns-repeated="2"/>
          <table:table-cell table:style-name="ce27" table:formula="of:=[.G15]" office:value-type="float" office:value="44315" calcext:value-type="float">
            <text:p>44315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utomatisch geplant</text:p>
          </table:table-cell>
          <table:table-cell table:style-name="ce5" office:value-type="string" calcext:value-type="string">
            <text:p>Continuous-Beta-Veröffentlichung auf Produktivserver</text:p>
          </table:table-cell>
          <table:table-cell table:style-name="ce10" office:value-type="float" office:value="0" calcext:value-type="float">
            <text:p>0</text:p>
          </table:table-cell>
          <table:table-cell table:style-name="ce15" table:formula="of:=[.E16]*5" office:value-type="float" office:value="0" calcext:value-type="float">
            <text:p>0</text:p>
          </table:table-cell>
          <table:table-cell table:style-name="ce19" table:formula="of:=[.H15]" office:value-type="date" office:date-value="2021-07-01" calcext:value-type="date">
            <text:p>7/1/2021</text:p>
          </table:table-cell>
          <table:table-cell table:style-name="ce24"/>
          <table:table-cell table:number-columns-repeated="3"/>
          <table:table-cell table:style-name="ce1"/>
          <table:table-cell office:value-type="float" office:value="4" calcext:value-type="float">
            <text:p>4</text:p>
          </table:table-cell>
          <table:table-cell/>
          <table:table-cell table:style-name="ce27" table:formula="of:=[.G16]" office:value-type="float" office:value="44378" calcext:value-type="float">
            <text:p>44378</text:p>
          </table:table-cell>
          <table:table-cell table:number-columns-repeated="4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utomatisch geplant</text:p>
          </table:table-cell>
          <table:table-cell table:style-name="ce5" office:value-type="string" calcext:value-type="string">
            <text:p>Projektabschluss</text:p>
          </table:table-cell>
          <table:table-cell table:style-name="ce10" office:value-type="float" office:value="0" calcext:value-type="float">
            <text:p>0</text:p>
          </table:table-cell>
          <table:table-cell table:style-name="ce15" table:formula="of:=[.E17]*5" office:value-type="float" office:value="0" calcext:value-type="float">
            <text:p>0</text:p>
          </table:table-cell>
          <table:table-cell table:style-name="ce20" table:formula="of:=[.G16]+1" office:value-type="date" office:date-value="2021-07-02" calcext:value-type="date">
            <text:p>2/7/21</text:p>
          </table:table-cell>
          <table:table-cell table:style-name="ce24" table:formula="of:=WORKDAY([.G17];[.F17])" office:value-type="date" office:date-value="2021-07-02" calcext:value-type="date">
            <text:p>7/2/2021</text:p>
          </table:table-cell>
          <table:table-cell table:number-columns-repeated="3"/>
          <table:table-cell table:style-name="ce1"/>
          <table:table-cell office:value-type="float" office:value="4" calcext:value-type="float">
            <text:p>4</text:p>
          </table:table-cell>
          <table:table-cell/>
          <table:table-cell table:style-name="ce27" table:formula="of:=[.G17]" office:value-type="float" office:value="44379" calcext:value-type="float">
            <text:p>44379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utomatisch geplant</text:p>
          </table:table-cell>
          <table:table-cell table:style-name="ce5"/>
          <table:table-cell table:style-name="ce11"/>
          <table:table-cell table:style-name="ce15"/>
          <table:table-cell table:style-name="ce20"/>
          <table:table-cell table:style-name="ce24"/>
          <table:table-cell table:number-columns-repeated="3"/>
          <table:table-cell table:style-name="ce1"/>
          <table:table-cell table:number-columns-repeated="2"/>
          <table:table-cell table:style-name="ce27"/>
          <table:table-cell table:number-columns-repeated="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utomatisch geplant</text:p>
          </table:table-cell>
          <table:table-cell table:style-name="ce5"/>
          <table:table-cell table:style-name="ce11"/>
          <table:table-cell table:style-name="ce15"/>
          <table:table-cell table:style-name="ce20"/>
          <table:table-cell table:style-name="ce24"/>
          <table:table-cell table:number-columns-repeated="3"/>
          <table:table-cell table:style-name="ce1"/>
          <table:table-cell table:number-columns-repeated="2"/>
          <table:table-cell table:style-name="ce27"/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utomatisch geplant</text:p>
          </table:table-cell>
          <table:table-cell table:style-name="ce5"/>
          <table:table-cell table:style-name="ce11"/>
          <table:table-cell table:style-name="ce15"/>
          <table:table-cell table:style-name="ce20"/>
          <table:table-cell table:style-name="ce24"/>
          <table:table-cell table:number-columns-repeated="3"/>
          <table:table-cell table:style-name="ce1"/>
          <table:table-cell table:number-columns-repeated="2"/>
          <table:table-cell table:style-name="ce27"/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utomatisch geplant</text:p>
          </table:table-cell>
          <table:table-cell table:style-name="ce5"/>
          <table:table-cell table:style-name="ce11"/>
          <table:table-cell table:style-name="ce15"/>
          <table:table-cell table:style-name="ce20"/>
          <table:table-cell table:style-name="ce24"/>
          <table:table-cell table:number-columns-repeated="3"/>
          <table:table-cell table:style-name="ce1"/>
          <table:table-cell table:number-columns-repeated="2"/>
          <table:table-cell table:style-name="ce27"/>
          <table:table-cell table:number-columns-repeated="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utomatisch geplant</text:p>
          </table:table-cell>
          <table:table-cell table:style-name="ce5"/>
          <table:table-cell table:style-name="ce11"/>
          <table:table-cell table:style-name="ce15"/>
          <table:table-cell table:style-name="ce20"/>
          <table:table-cell table:style-name="ce24"/>
          <table:table-cell table:number-columns-repeated="3"/>
          <table:table-cell table:style-name="ce1"/>
          <table:table-cell table:number-columns-repeated="2"/>
          <table:table-cell table:style-name="ce27"/>
          <table:table-cell table:number-columns-repeated="4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utomatisch geplant</text:p>
          </table:table-cell>
          <table:table-cell table:style-name="ce5"/>
          <table:table-cell table:style-name="ce11"/>
          <table:table-cell table:style-name="ce15"/>
          <table:table-cell table:style-name="ce20"/>
          <table:table-cell table:style-name="ce24"/>
          <table:table-cell table:number-columns-repeated="3"/>
          <table:table-cell table:style-name="ce1"/>
          <table:table-cell table:number-columns-repeated="2"/>
          <table:table-cell table:style-name="ce27"/>
          <table:table-cell table:number-columns-repeated="4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utomatisch geplant</text:p>
          </table:table-cell>
          <table:table-cell table:style-name="ce6"/>
          <table:table-cell table:style-name="ce11"/>
          <table:table-cell table:style-name="ce16"/>
          <table:table-cell table:style-name="ce21"/>
          <table:table-cell table:style-name="ce2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Std.</text:p>
          </table:table-cell>
          <table:table-cell table:style-name="ce1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>
            <draw:frame table:end-cell-address="Vorgänge_höchster_Ebene.Q55" table:end-x="0.641cm" table:end-y="0.159cm" draw:z-index="0" draw:name="Diagramm 4" draw:style-name="gr1" draw:text-style-name="P1" svg:width="43.631cm" svg:height="13.294cm" svg:x="1.191cm" svg:y="-0.039cm">
              <draw:object draw:notify-on-update-of-ranges="Vorgänge_höchster_Ebene.D8:Vorgänge_höchster_Ebene.D24 Vorgänge_höchster_Ebene.G8:Vorgänge_höchster_Ebene.G17 Vorgänge_höchster_Ebene.L8:Vorgänge_höchster_Ebene.L17 Vorgänge_höchster_Ebene.M8:Vorgänge_höchster_Ebene.M1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4"/>
          <table:table-cell office:value-type="string" calcext:value-type="string">
            <text:p>Dauer</text:p>
          </table:table-cell>
          <table:table-cell office:value-type="string" calcext:value-type="string">
            <text:p>2 Wo.</text:p>
          </table:table-cell>
          <table:table-cell table:number-columns-repeated="47"/>
        </table:table-row>
        <table:table-row table:style-name="ro1">
          <table:table-cell table:number-columns-repeated="15"/>
          <table:table-cell office:value-type="string" calcext:value-type="string">
            <text:p>Dauer</text:p>
          </table:table-cell>
          <table:table-cell table:style-name="ce31" office:value-type="string" calcext:value-type="string">
            <text:p>2 Wo.</text:p>
          </table:table-cell>
          <table:table-cell table:style-name="ce32" table:number-columns-repeated="6"/>
          <table:table-cell table:number-columns-repeated="41"/>
        </table:table-row>
        <table:table-row table:style-name="ro1" table:number-rows-repeated="28">
          <table:table-cell table:number-columns-repeated="64"/>
        </table:table-row>
        <table:table-row table:style-name="ro1">
          <table:table-cell table:number-columns-repeated="4"/>
          <table:table-cell>
            <draw:custom-shape table:end-cell-address="Vorgänge_höchster_Ebene.F57" table:end-x="2.416cm" table:end-y="0.373cm" draw:z-index="2" draw:name="Rechteck 15" draw:style-name="gr2" draw:text-style-name="P3" svg:width="5.594cm" svg:height="0.529cm" svg:x="1.496cm" svg:y="0.296cm">
              <text:p text:style-name="P2"><text:span text:style-name="T1">4 </text:span><text:span text:style-name="T2">W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Vorgänge_höchster_Ebene.P59" table:end-x="0.56cm" table:end-y="0.449cm" draw:z-index="4" draw:name="Rechteck 1" draw:style-name="gr3" draw:text-style-name="P1" svg:width="28.585cm" svg:height="1.74cm" svg:x="0.874cm" svg:y="0.06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Vorgänge_höchster_Ebene.H57" table:end-x="1.107cm" table:end-y="0.449cm" draw:z-index="1" draw:name="Rechteck 13" draw:style-name="gr4" draw:text-style-name="P3" svg:width="8.022cm" svg:height="0.605cm" svg:x="2.495cm" svg:y="0.296cm">
              <text:p text:style-name="P2"><text:span text:style-name="T1">3 </text:span><text:span text:style-name="T2">W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Vorgänge_höchster_Ebene.O57" table:end-x="1.106cm" table:end-y="0.372cm" draw:z-index="3" draw:name="Rechteck 16" draw:style-name="gr5" draw:text-style-name="P3" svg:width="11.663cm" svg:height="0.574cm" svg:x="1.124cm" svg:y="0.25cm">
              <text:p text:style-name="P2"><text:span text:style-name="T1">24 </text:span><text:span text:style-name="T2">W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1" office:value-type="string" calcext:value-type="string">
            <text:p>Dauer</text:p>
          </table:table-cell>
          <table:table-cell table:number-columns-repeated="60"/>
        </table:table-row>
        <table:table-row table:style-name="ro1">
          <table:table-cell table:number-columns-repeated="14"/>
          <table:table-cell table:style-name="ce28" office:value-type="string" calcext:value-type="string">
            <text:p>20 T 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" office:value-type="string" calcext:value-type="string">
            <text:p>Budget</text:p>
          </table:table-cell>
          <table:table-cell table:number-columns-repeated="60"/>
        </table:table-row>
        <table:table-row table:style-name="ro2">
          <table:table-cell table:number-columns-repeated="4"/>
          <table:table-cell table:style-name="ce12" office:value-type="string" calcext:value-type="string">
            <text:p>4 <text:span text:style-name="T3">Wo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table:style-name="ce13" office:value-type="string" calcext:value-type="string">
            <text:p>Anpassen</text:p>
          </table:table-cell>
          <table:table-cell/>
          <table:table-cell table:style-name="ce22"/>
          <table:table-cell table:number-columns-repeated="57"/>
        </table:table-row>
      </table:table>
      <table:table table:name="Tabelle2" table:style-name="ta2">
        <table:table-column table:style-name="co20" table:default-cell-style-name="Default"/>
        <table:table-column table:style-name="co17" table:default-cell-style-name="Default"/>
        <table:table-column table:style-name="co20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organg</text:p>
          </table:table-cell>
          <table:table-cell table:style-name="ce1" office:value-type="string" calcext:value-type="string">
            <text:p>Anfangstermin</text:p>
          </table:table-cell>
          <table:table-cell table:style-name="ce1" office:value-type="string" calcext:value-type="string">
            <text:p>Endtermin</text:p>
          </table:table-cell>
          <table:table-cell table:style-name="ce1" office:value-type="string" calcext:value-type="string">
            <text:p>Differenz</text:p>
          </table:table-cell>
          <table:table-cell table:style-name="ce1" office:value-type="string" calcext:value-type="string">
            <text:p>Meilenstein</text:p>
          </table:table-cell>
          <table:table-cell table:style-name="ce1" table:number-columns-repeated="2"/>
          <table:table-cell table:style-name="ce1" office:value-type="string" calcext:value-type="string">
            <text:p>Datum in Standardansicht (Dezimal)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Vorgang 1</text:p>
          </table:table-cell>
          <table:table-cell table:style-name="ce24" office:value-type="date" office:date-value="2017-07-11" calcext:value-type="date">
            <text:p>7/11/2017</text:p>
          </table:table-cell>
          <table:table-cell table:style-name="ce24" office:value-type="date" office:date-value="2017-09-11" calcext:value-type="date">
            <text:p>9/11/2017</text:p>
          </table:table-cell>
          <table:table-cell table:formula="of:=[.C3]-[.B3]+1" office:value-type="float" office:value="63" calcext:value-type="float">
            <text:p>63</text:p>
          </table:table-cell>
          <table:table-cell table:number-columns-repeated="3"/>
          <table:table-cell table:style-name="ce33" office:value-type="float" office:value="42927" calcext:value-type="float">
            <text:p>429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rgang 2 </text:p>
          </table:table-cell>
          <table:table-cell table:style-name="ce24" office:value-type="date" office:date-value="2017-09-11" calcext:value-type="date">
            <text:p>9/11/2017</text:p>
          </table:table-cell>
          <table:table-cell table:style-name="ce24" office:value-type="date" office:date-value="2017-11-11" calcext:value-type="date">
            <text:p>11/11/2017</text:p>
          </table:table-cell>
          <table:table-cell table:formula="of:=[.C4]-[.B4]+1" office:value-type="float" office:value="62" calcext:value-type="float">
            <text:p>62</text:p>
          </table:table-cell>
          <table:table-cell table:number-columns-repeated="3"/>
          <table:table-cell table:style-name="ce33" office:value-type="float" office:value="42989" calcext:value-type="float">
            <text:p>429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ilenstein</text:p>
          </table:table-cell>
          <table:table-cell table:style-name="ce24" office:value-type="date" office:date-value="2017-11-11" calcext:value-type="date">
            <text:p>11/11/201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table:style-name="ce33" office:value-type="float" office:value="43050" calcext:value-type="float">
            <text:p>4305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Tabelle2.I25" table:end-x="1.269cm" table:end-y="0.232cm" draw:z-index="0" draw:name="Diagramm 1" draw:style-name="gr1" draw:text-style-name="P1" svg:width="13.727cm" svg:height="7.748cm" svg:x="1.778cm" svg:y="0.161cm">
              <draw:object draw:notify-on-update-of-ranges="Tabelle2.B3:Tabelle2.B5 Tabelle2.D3:Tabelle2.D4 Tabelle2.E3:Tabelle2.E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</table:table>
      <table:named-expressions>
        <table:named-range table:name="Vorgänge_höchster_Ebene" table:base-cell-address="$Vorgänge_höchster_Ebene.$A$1" table:cell-range-address="$Vorgänge_höchster_Ebene.$A$6:.$K$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S Sans Serif1" svg:font-family="'MS Sans Serif'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MS Sans Serif2" svg:font-family="'MS Sans Serif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0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month/>
      <number:text>/</number:text>
      <number:day/>
      <number:text>/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3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3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3P2" style:volatile="true">
      <number:currency-symbol/>
      <loext:fill-character> </loext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1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1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day/>
      <number:text>/</number:text>
      <number:month/>
      <number:text>/</number:text>
      <number:year/>
    </number:date-style>
    <number:text-style style:name="N147">
      <number:text-content/>
      <style:map style:condition="value()&lt;=1.79769313486232E+308" style:apply-style-name="N147P0"/>
    </number:text-style>
    <number:date-style style:name="N10108P0" style:volatile="true" number:language="de" number:country="DE">
      <number:month number:textual="true"/>
      <number:text>/ </number:text>
      <number:year/>
    </number:date-style>
    <number:text-style style:name="N10108" number:language="de" number:country="DE">
      <number:text-content/>
      <style:map style:condition="value()&lt;=1.79769313486232E+308" style:apply-style-name="N10108P0"/>
    </number:text-style>
    <style:style style:name="Default" style:family="table-cell">
      <style:table-cell-properties style:rotation-align="none" style:vertical-align="bottom"/>
      <style:text-properties style:font-name="MS Sans Serif" fo:font-family="'MS Sans Serif'" style:font-family-generic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print-page-order="ttb" style:first-page-number="continue" style:scale-to="100%" style:writing-mode="lr-tb" style:print="charts drawings grid objects zero-values"/>
      <style:header-style>
        <style:header-footer-properties fo:min-height="1.229cm" fo:margin-left="0cm" fo:margin-right="0cm" fo:margin-bottom="0.877cm"/>
      </style:header-style>
      <style:footer-style>
        <style:header-footer-properties fo:min-height="1.229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.00.0000</text:date>, <text:time style:data-style-name="N2" text:time-value="19:51:01.299271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rgänge_5f_höchster_5f_Ebene" style:display-name="PageStyle_Vorgänge_höchster_Eben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ian, Koch</meta:initial-creator>
    <meta:creation-date>2017-04-18T12:01:24</meta:creation-date>
    <dc:date>2020-07-02T19:52:40.247224770</dc:date>
    <meta:editing-duration>PT30M9S</meta:editing-duration>
    <meta:generator>LibreOffice/6.4.4.2$Linux_X86_64 LibreOffice_project/40$Build-2</meta:generator>
    <meta:editing-cycles>6</meta:editing-cycles>
    <meta:document-statistic meta:table-count="2" meta:cell-count="207" meta:object-count="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13">
      <number:month/>
      <number:text>/</number:text>
      <number:day/>
      <number:text>/</number:text>
      <number:year number:style="long"/>
    </number:date-style>
    <number:date-style style:name="N10108P0" style:volatile="true" number:language="de" number:country="DE">
      <number:month number:textual="true"/>
      <number:text>/ </number:text>
      <number:year/>
    </number:date-style>
    <number:text-style style:name="N10108" number:language="de" number:country="DE">
      <number:text-content/>
      <style:map style:condition="value()&lt;=1.79769313486232E+308" style:apply-style-name="N10108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0108">
      <style:chart-properties chart:display-label="true" chart:tick-marks-minor-inner="true" chart:tick-marks-minor-outer="false" chart:logarithmic="false" chart:minimum="44149" chart:interval-major="30" chart:interval-minor-divisor="4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13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13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13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bitmap" draw:fill-image-name="msFillBitmap_20_1" style:repeat="stretch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43.632cm" svg:height="13.295cm" xlink:href=".." xlink:type="simple" chart:class="chart:bar" chart:column-mapping="0" chart:style-name="ch1">
        <chart:legend chart:legend-position="end" svg:x="41.395cm" svg:y="6.099cm" style:legend-expansion="high" chart:style-name="ch2"/>
        <chart:plot-area chart:style-name="ch3" table:cell-range-address="Vorgänge_höchster_Ebene.D8:Vorgänge_höchster_Ebene.D24 Vorgänge_höchster_Ebene.G8:Vorgänge_höchster_Ebene.G17 Vorgänge_höchster_Ebene.L8:Vorgänge_höchster_Ebene.M17" chart:data-source-has-labels="column" svg:x="0.265cm" svg:y="0.392cm" svg:width="39.157cm" svg:height="12.435cm">
          <chartooo:coordinate-region svg:x="9.856cm" svg:y="1.041cm" svg:width="28.916cm" svg:height="11.786cm"/>
          <chart:axis chart:dimension="x" chart:name="primary-x" chart:style-name="ch4" chartooo:axis-type="auto">
            <chartooo:date-scale/>
            <chart:categories table:cell-range-address="Vorgänge_höchster_Ebene.D8:Vorgänge_höchster_Ebene.D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orgänge_höchster_Ebene.G8:Vorgänge_höchster_Ebene.G17" loext:hide-legend="true" chart:class="chart:bar">
            <chart:data-point chart:repeated="10"/>
          </chart:series>
          <chart:series chart:style-name="ch8" chart:values-cell-range-address="Vorgänge_höchster_Ebene.L8:Vorgänge_höchster_Ebene.L17" chart:class="chart:bar">
            <chart:data-point chart:repeated="10"/>
          </chart:series>
          <chart:series chart:style-name="ch9" chart:values-cell-range-address="Vorgänge_höchster_Ebene.M8:Vorgänge_höchster_Ebene.M17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Spalte L</text:p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string">
                <text:p>Projektstart</text:p>
                <draw:g>
                  <svg:desc>Vorgänge_höchster_Ebene.D8:Vorgänge_höchster_Ebene.D24</svg:desc>
                </draw:g>
              </table:table-cell>
              <table:table-cell office:value-type="float" office:value="44200">
                <text:p>44200</text:p>
                <draw:g>
                  <svg:desc>Vorgänge_höchster_Ebene.G8:Vorgänge_höchster_Ebene.G17</svg:desc>
                </draw:g>
              </table:table-cell>
              <table:table-cell office:value-type="float" office:value="NaN">
                <text:p>NaN</text:p>
                <draw:g>
                  <svg:desc>Vorgänge_höchster_Ebene.L8:Vorgänge_höchster_Ebene.L17</svg:desc>
                </draw:g>
              </table:table-cell>
              <table:table-cell office:value-type="float" office:value="4">
                <text:p>4</text:p>
                <draw:g>
                  <svg:desc>Vorgänge_höchster_Ebene.M8:Vorgänge_höchster_Ebene.M17</svg:desc>
                </draw:g>
              </table:table-cell>
            </table:table-row>
            <table:table-row>
              <table:table-cell office:value-type="string">
                <text:p>Alpha-Phase</text:p>
              </table:table-cell>
              <table:table-cell office:value-type="float" office:value="44200">
                <text:p>44200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ftwarveröffentlichung im Git-Repository</text:p>
              </table:table-cell>
              <table:table-cell office:value-type="float" office:value="44256">
                <text:p>4425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e-Alpha-Phase</text:p>
              </table:table-cell>
              <table:table-cell office:value-type="float" office:value="44257">
                <text:p>44257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ftwarveröffentlichung auf Entwicklungsserver</text:p>
              </table:table-cell>
              <table:table-cell office:value-type="float" office:value="44285">
                <text:p>4428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eta-Phase</text:p>
              </table:table-cell>
              <table:table-cell office:value-type="float" office:value="44286">
                <text:p>44286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ftwareveröffentlichung auf Produktivserver</text:p>
              </table:table-cell>
              <table:table-cell office:value-type="float" office:value="44314">
                <text:p>4431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ntinuous-Beta-Phase</text:p>
              </table:table-cell>
              <table:table-cell office:value-type="float" office:value="44315">
                <text:p>4431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tinuous-Beta-Veröffentlichung auf Produktivserver</text:p>
              </table:table-cell>
              <table:table-cell office:value-type="float" office:value="44378">
                <text:p>4437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ojektabschluss</text:p>
              </table:table-cell>
              <table:table-cell office:value-type="float" office:value="44379">
                <text:p>4437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msFillBitmap_20_1" draw:display-name="msFillBitmap 1" xlink:href="Pictures/10000201000000310000003D5D2BBAC133F627AC.png" xlink:type="simple" xlink:show="embed" xlink:actuate="onLoad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25">
      <number:month/>
      <number:text>/</number:text>
      <number:day/>
      <number:text>/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25">
      <style:chart-properties chart:display-label="true" chart:logarithmic="false" chart:minimum="42927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25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25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25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bitmap" draw:fill-image-name="msFillBitmap_20_1" style:repeat="stretch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726cm" svg:height="7.711cm" xlink:href=".." xlink:type="simple" chart:class="chart:bar" chart:style-name="ch1">
        <chart:legend chart:legend-position="end" svg:x="10.775cm" svg:y="3.307cm" style:legend-expansion="high" chart:style-name="ch2"/>
        <chart:plot-area chart:style-name="ch3" table:cell-range-address="Tabelle2.B3:Tabelle2.B5 Tabelle2.D3:Tabelle2.D4 Tabelle2.E3:Tabelle2.E5" chart:data-source-has-labels="row" svg:x="0.274cm" svg:y="0.154cm" svg:width="10.227cm" svg:height="7.403cm">
          <chartooo:coordinate-region svg:x="1.121cm" svg:y="0.803cm" svg:width="8.532cm" svg:height="6.7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2.B3:Tabelle2.B5" loext:hide-legend="true" loext:label-string="&quot;Phasen&quot;" chart:class="chart:bar">
            <chart:data-point chart:repeated="3"/>
          </chart:series>
          <chart:series chart:style-name="ch8" chart:values-cell-range-address="Tabelle2.D3:Tabelle2.D4" loext:label-string="&quot;Phasen&quot;" chart:class="chart:bar">
            <chart:data-point chart:repeated="2"/>
          </chart:series>
          <chart:series chart:style-name="ch9" chart:values-cell-range-address="Tabelle2.E3:Tabelle2.E5" loext:label-string="&quot;Meilensteine&quot;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n</text:p>
              </table:table-cell>
              <table:table-cell office:value-type="string">
                <text:p>Phasen</text:p>
              </table:table-cell>
              <table:table-cell office:value-type="string">
                <text:p>Meilenstei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927">
                <text:p>42927</text:p>
                <draw:g>
                  <svg:desc>Tabelle2.B3:Tabelle2.B5</svg:desc>
                </draw:g>
              </table:table-cell>
              <table:table-cell office:value-type="float" office:value="63">
                <text:p>63</text:p>
                <draw:g>
                  <svg:desc>Tabelle2.D3:Tabelle2.D4</svg:desc>
                </draw:g>
              </table:table-cell>
              <table:table-cell office:value-type="float" office:value="NaN">
                <text:p>NaN</text:p>
                <draw:g>
                  <svg:desc>Tabelle2.E3:Tabelle2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89">
                <text:p>42989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050">
                <text:p>4305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msFillBitmap_20_1" draw:display-name="msFillBitmap 1" xlink:href="Pictures/10000201000000310000003D5D2BBAC133F627AC.png" xlink:type="simple" xlink:show="embed" xlink:actuate="onLoad"/>
  </office:styles>
</office:document-styles>
</file>